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aae1" officeooo:paragraph-rsid="0005aae1"/>
    </style:style>
    <style:style style:name="P2" style:family="paragraph" style:parent-style-name="Standard">
      <style:text-properties officeooo:rsid="0005aae1" officeooo:paragraph-rsid="001bd64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465ed" officeooo:paragraph-rsid="001465ed" style:font-weight-asian="bold" style:font-weight-complex="bold"/>
    </style:style>
    <style:style style:name="P5" style:family="paragraph" style:parent-style-name="Standard">
      <style:text-properties fo:font-weight="bold" officeooo:rsid="001bd645" officeooo:paragraph-rsid="001bd645" style:font-weight-asian="bold" style:font-weight-complex="bold"/>
    </style:style>
    <style:style style:name="P6" style:family="paragraph" style:parent-style-name="Standard">
      <style:text-properties fo:font-weight="bold" officeooo:rsid="003e58eb" officeooo:paragraph-rsid="003e58eb" style:font-weight-asian="bold" style:font-weight-complex="bold"/>
    </style:style>
    <style:style style:name="P7" style:family="paragraph" style:parent-style-name="Standard">
      <style:text-properties fo:font-weight="bold" officeooo:rsid="003eb0f4" officeooo:paragraph-rsid="003eb0f4" style:font-weight-asian="bold" style:font-weight-complex="bold"/>
    </style:style>
    <style:style style:name="P8" style:family="paragraph" style:parent-style-name="Standard">
      <style:text-properties fo:font-weight="bold" officeooo:rsid="00569017" officeooo:paragraph-rsid="00569017" style:font-weight-asian="bold" style:font-weight-complex="bold"/>
    </style:style>
    <style:style style:name="P9" style:family="paragraph" style:parent-style-name="Standard">
      <style:text-properties fo:font-weight="bold" officeooo:rsid="00657c3f" officeooo:paragraph-rsid="00657c3f" style:font-weight-asian="bold" style:font-weight-complex="bold"/>
    </style:style>
    <style:style style:name="P10" style:family="paragraph" style:parent-style-name="Standard">
      <style:text-properties officeooo:paragraph-rsid="000882af"/>
    </style:style>
    <style:style style:name="P11" style:family="paragraph" style:parent-style-name="Standard">
      <style:text-properties officeooo:paragraph-rsid="0009edea"/>
    </style:style>
    <style:style style:name="P12" style:family="paragraph" style:parent-style-name="Standard">
      <style:text-properties officeooo:paragraph-rsid="000bfcb2"/>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rsid="001bd645" officeooo:paragraph-rsid="001bd645" style:font-weight-asian="normal" style:font-weight-complex="normal"/>
    </style:style>
    <style:style style:name="P15" style:family="paragraph" style:parent-style-name="Standard">
      <style:text-properties fo:font-weight="normal" officeooo:rsid="0005aae1" officeooo:paragraph-rsid="001bd645" style:font-weight-asian="normal" style:font-weight-complex="normal"/>
    </style:style>
    <style:style style:name="P16" style:family="paragraph" style:parent-style-name="Standard">
      <style:text-properties fo:font-weight="normal" officeooo:rsid="001c9eba" officeooo:paragraph-rsid="001bd645" style:font-weight-asian="normal" style:font-weight-complex="normal"/>
    </style:style>
    <style:style style:name="P17" style:family="paragraph" style:parent-style-name="Standard">
      <style:text-properties fo:font-weight="normal" officeooo:rsid="001ef3e9" officeooo:paragraph-rsid="001bd645" style:font-weight-asian="normal" style:font-weight-complex="normal"/>
    </style:style>
    <style:style style:name="P18" style:family="paragraph" style:parent-style-name="Standard">
      <style:text-properties fo:font-weight="normal" officeooo:rsid="00215d28" officeooo:paragraph-rsid="001ef3e9" style:font-weight-asian="normal" style:font-weight-complex="normal"/>
    </style:style>
    <style:style style:name="P19" style:family="paragraph" style:parent-style-name="Standard">
      <style:text-properties fo:font-weight="normal" officeooo:rsid="0023bcb3" officeooo:paragraph-rsid="001ef3e9" style:font-weight-asian="normal" style:font-weight-complex="normal"/>
    </style:style>
    <style:style style:name="P20" style:family="paragraph" style:parent-style-name="Standard">
      <style:text-properties fo:font-weight="normal" officeooo:rsid="0023bcb3" officeooo:paragraph-rsid="0023bcb3" style:font-weight-asian="normal" style:font-weight-complex="normal"/>
    </style:style>
    <style:style style:name="P21" style:family="paragraph" style:parent-style-name="Standard">
      <style:text-properties fo:font-weight="normal" officeooo:rsid="0024dee6" officeooo:paragraph-rsid="0023bcb3" style:font-weight-asian="normal" style:font-weight-complex="normal"/>
    </style:style>
    <style:style style:name="P22" style:family="paragraph" style:parent-style-name="Standard">
      <style:text-properties fo:font-weight="normal" officeooo:rsid="0024dee6" officeooo:paragraph-rsid="0024dee6" style:font-weight-asian="normal" style:font-weight-complex="normal"/>
    </style:style>
    <style:style style:name="P23" style:family="paragraph" style:parent-style-name="Standard">
      <style:text-properties fo:font-weight="normal" officeooo:rsid="00220d52" officeooo:paragraph-rsid="001ef3e9" style:font-weight-asian="normal" style:font-weight-complex="normal"/>
    </style:style>
    <style:style style:name="P24" style:family="paragraph" style:parent-style-name="Standard">
      <style:text-properties fo:font-weight="normal" officeooo:rsid="002c70a9" officeooo:paragraph-rsid="002b2906" style:font-weight-asian="normal" style:font-weight-complex="normal"/>
    </style:style>
    <style:style style:name="P25" style:family="paragraph" style:parent-style-name="Standard">
      <style:text-properties fo:font-weight="normal" officeooo:rsid="002c70a9" officeooo:paragraph-rsid="002c70a9" style:font-weight-asian="normal" style:font-weight-complex="normal"/>
    </style:style>
    <style:style style:name="P26" style:family="paragraph" style:parent-style-name="Standard">
      <style:text-properties fo:font-weight="normal" officeooo:rsid="002fca61" officeooo:paragraph-rsid="002c70a9" style:font-weight-asian="normal" style:font-weight-complex="normal"/>
    </style:style>
    <style:style style:name="P27" style:family="paragraph" style:parent-style-name="Standard">
      <style:text-properties fo:font-weight="normal" officeooo:rsid="000d82c0" officeooo:paragraph-rsid="00942901" style:font-weight-asian="normal" style:font-weight-complex="normal"/>
    </style:style>
    <style:style style:name="P28" style:family="paragraph" style:parent-style-name="Standard">
      <style:text-properties officeooo:paragraph-rsid="0011460c"/>
    </style:style>
    <style:style style:name="P29" style:family="paragraph" style:parent-style-name="Standard">
      <style:text-properties officeooo:rsid="001465ed" officeooo:paragraph-rsid="001465ed"/>
    </style:style>
    <style:style style:name="P30" style:family="paragraph" style:parent-style-name="Standard">
      <style:text-properties officeooo:paragraph-rsid="0015f754"/>
    </style:style>
    <style:style style:name="P31" style:family="paragraph" style:parent-style-name="Standard">
      <style:text-properties officeooo:paragraph-rsid="001bd645"/>
    </style:style>
    <style:style style:name="P32" style:family="paragraph" style:parent-style-name="Standard">
      <style:text-properties officeooo:paragraph-rsid="001ef3e9"/>
    </style:style>
    <style:style style:name="P33" style:family="paragraph" style:parent-style-name="Standard">
      <style:text-properties officeooo:paragraph-rsid="0023bcb3"/>
    </style:style>
    <style:style style:name="P34" style:family="paragraph" style:parent-style-name="Standard">
      <style:text-properties officeooo:paragraph-rsid="0024dee6"/>
    </style:style>
    <style:style style:name="P35" style:family="paragraph" style:parent-style-name="Standard">
      <style:text-properties officeooo:rsid="002b2906" officeooo:paragraph-rsid="002b2906"/>
    </style:style>
    <style:style style:name="P36" style:family="paragraph" style:parent-style-name="Standard">
      <style:text-properties officeooo:paragraph-rsid="002c70a9"/>
    </style:style>
    <style:style style:name="P37" style:family="paragraph" style:parent-style-name="Standard">
      <style:text-properties officeooo:paragraph-rsid="001902f9"/>
    </style:style>
    <style:style style:name="P38" style:family="paragraph" style:parent-style-name="Standard">
      <style:text-properties officeooo:paragraph-rsid="003abf4b"/>
    </style:style>
    <style:style style:name="P39" style:family="paragraph" style:parent-style-name="Standard">
      <style:text-properties officeooo:paragraph-rsid="003e58eb"/>
    </style:style>
    <style:style style:name="P40" style:family="paragraph" style:parent-style-name="Standard">
      <style:text-properties officeooo:paragraph-rsid="00432f2a"/>
    </style:style>
    <style:style style:name="P41" style:family="paragraph" style:parent-style-name="Standard">
      <style:text-properties officeooo:paragraph-rsid="005350e6"/>
    </style:style>
    <style:style style:name="P42" style:family="paragraph" style:parent-style-name="Standard">
      <style:text-properties officeooo:paragraph-rsid="00569017"/>
    </style:style>
    <style:style style:name="P43" style:family="paragraph" style:parent-style-name="Standard">
      <style:text-properties officeooo:paragraph-rsid="005c8c31"/>
    </style:style>
    <style:style style:name="P44" style:family="paragraph" style:parent-style-name="Standard">
      <style:text-properties officeooo:paragraph-rsid="005e38b5"/>
    </style:style>
    <style:style style:name="P45" style:family="paragraph" style:parent-style-name="Standard">
      <style:text-properties officeooo:paragraph-rsid="005f5d3f"/>
    </style:style>
    <style:style style:name="P46" style:family="paragraph" style:parent-style-name="Standard">
      <style:text-properties officeooo:paragraph-rsid="0061267b"/>
    </style:style>
    <style:style style:name="P47" style:family="paragraph" style:parent-style-name="Standard">
      <style:text-properties officeooo:paragraph-rsid="00648934"/>
    </style:style>
    <style:style style:name="P48" style:family="paragraph" style:parent-style-name="Standard">
      <style:text-properties officeooo:paragraph-rsid="0066c309"/>
    </style:style>
    <style:style style:name="P49" style:family="paragraph" style:parent-style-name="Standard">
      <style:text-properties officeooo:rsid="005c8c31" officeooo:paragraph-rsid="005c8c31" fo:background-color="#81d41a"/>
    </style:style>
    <style:style style:name="P50" style:family="paragraph" style:parent-style-name="Standard">
      <style:text-properties officeooo:rsid="006da21c" officeooo:paragraph-rsid="006da21c"/>
    </style:style>
    <style:style style:name="P51" style:family="paragraph" style:parent-style-name="Standard">
      <style:text-properties officeooo:rsid="00705c62" officeooo:paragraph-rsid="00705c62"/>
    </style:style>
    <style:style style:name="P52" style:family="paragraph" style:parent-style-name="Standard">
      <style:text-properties officeooo:paragraph-rsid="00759156"/>
    </style:style>
    <style:style style:name="P53" style:family="paragraph" style:parent-style-name="Standard">
      <style:text-properties officeooo:rsid="00759156" officeooo:paragraph-rsid="00759156"/>
    </style:style>
    <style:style style:name="P54" style:family="paragraph" style:parent-style-name="Standard">
      <style:text-properties officeooo:paragraph-rsid="0086b1d9"/>
    </style:style>
    <style:style style:name="P55" style:family="paragraph" style:parent-style-name="Standard">
      <style:text-properties officeooo:paragraph-rsid="008c5f00"/>
    </style:style>
    <style:style style:name="P56" style:family="paragraph" style:parent-style-name="Standard">
      <style:paragraph-properties fo:break-before="page"/>
      <style:text-properties fo:font-weight="bold" officeooo:rsid="00705c62" officeooo:paragraph-rsid="00705c62" style:font-weight-asian="bold" style:font-weight-complex="bold"/>
    </style:style>
    <style:style style:name="P57" style:family="paragraph" style:parent-style-name="Standard">
      <style:paragraph-properties fo:break-before="page"/>
      <style:text-properties officeooo:paragraph-rsid="000d82c0"/>
    </style:style>
    <style:style style:name="P58" style:family="paragraph" style:parent-style-name="Standard">
      <style:paragraph-properties fo:break-before="page"/>
      <style:text-properties fo:font-weight="bold" officeooo:rsid="000e15b4" officeooo:paragraph-rsid="000e15b4" style:font-weight-asian="bold" style:font-weight-complex="bold"/>
    </style:style>
    <style:style style:name="P59" style:family="paragraph" style:parent-style-name="Standard">
      <style:paragraph-properties fo:break-before="page"/>
      <style:text-properties fo:font-weight="normal" officeooo:rsid="00973036" officeooo:paragraph-rsid="00973036" style:font-weight-asian="normal" style:font-weight-complex="normal"/>
    </style:style>
    <style:style style:name="P60" style:family="paragraph" style:parent-style-name="Standard">
      <style:text-properties fo:font-weight="normal" officeooo:paragraph-rsid="00942901" style:font-weight-asian="normal" style:font-weight-complex="normal"/>
    </style:style>
    <style:style style:name="P61" style:family="paragraph" style:parent-style-name="Standard">
      <style:text-properties fo:font-weight="normal" officeooo:rsid="00973036" officeooo:paragraph-rsid="00973036" style:font-weight-asian="normal" style:font-weight-complex="normal"/>
    </style:style>
    <style:style style:name="P62" style:family="paragraph" style:parent-style-name="Standard">
      <style:text-properties fo:font-weight="normal" officeooo:rsid="00974ea0" officeooo:paragraph-rsid="00974ea0" style:font-weight-asian="normal" style:font-weight-complex="normal"/>
    </style:style>
    <style:style style:name="P63" style:family="paragraph" style:parent-style-name="Standard">
      <style:text-properties fo:font-weight="normal" officeooo:rsid="00985a5d" officeooo:paragraph-rsid="00985a5d" style:font-weight-asian="normal" style:font-weight-complex="normal"/>
    </style:style>
    <style:style style:name="P64" style:family="paragraph" style:parent-style-name="Standard">
      <style:text-properties officeooo:rsid="001465ed" officeooo:paragraph-rsid="0086b1d9" fo:background-color="transparent"/>
    </style:style>
    <style:style style:name="T1" style:family="text">
      <style:text-properties officeooo:rsid="0005ad65"/>
    </style:style>
    <style:style style:name="T2" style:family="text">
      <style:text-properties officeooo:rsid="0006d359"/>
    </style:style>
    <style:style style:name="T3" style:family="text">
      <style:text-properties officeooo:rsid="000882af"/>
    </style:style>
    <style:style style:name="T4" style:family="text">
      <style:text-properties officeooo:rsid="0009edea"/>
    </style:style>
    <style:style style:name="T5" style:family="text">
      <style:text-properties officeooo:rsid="000a6ecb"/>
    </style:style>
    <style:style style:name="T6" style:family="text">
      <style:text-properties officeooo:rsid="000bfcb2"/>
    </style:style>
    <style:style style:name="T7" style:family="text">
      <style:text-properties officeooo:rsid="000d283f"/>
    </style:style>
    <style:style style:name="T8" style:family="text">
      <style:text-properties officeooo:rsid="00103131"/>
    </style:style>
    <style:style style:name="T9" style:family="text">
      <style:text-properties officeooo:rsid="00106711"/>
    </style:style>
    <style:style style:name="T10" style:family="text">
      <style:text-properties officeooo:rsid="0011265c"/>
    </style:style>
    <style:style style:name="T11" style:family="text">
      <style:text-properties officeooo:rsid="0011460c"/>
    </style:style>
    <style:style style:name="T12" style:family="text">
      <style:text-properties officeooo:rsid="0015f754"/>
    </style:style>
    <style:style style:name="T13" style:family="text">
      <style:text-properties officeooo:rsid="0017f543"/>
    </style:style>
    <style:style style:name="T14" style:family="text">
      <style:text-properties officeooo:rsid="0018485e"/>
    </style:style>
    <style:style style:name="T15" style:family="text">
      <style:text-properties officeooo:rsid="0018bc46"/>
    </style:style>
    <style:style style:name="T16" style:family="text">
      <style:text-properties officeooo:rsid="001902f9"/>
    </style:style>
    <style:style style:name="T17" style:family="text">
      <style:text-properties officeooo:rsid="001930dd"/>
    </style:style>
    <style:style style:name="T18" style:family="text">
      <style:text-properties fo:font-style="italic" officeooo:rsid="001930dd" style:font-style-asian="italic" style:font-style-complex="italic"/>
    </style:style>
    <style:style style:name="T19" style:family="text">
      <style:text-properties fo:font-style="italic" officeooo:rsid="006bbce3" style:font-style-asian="italic" style:font-style-complex="italic"/>
    </style:style>
    <style:style style:name="T20" style:family="text">
      <style:text-properties officeooo:rsid="0019c12d"/>
    </style:style>
    <style:style style:name="T21" style:family="text">
      <style:text-properties fo:font-weight="normal" style:font-weight-asian="normal" style:font-weight-complex="normal"/>
    </style:style>
    <style:style style:name="T22" style:family="text">
      <style:text-properties fo:font-weight="normal" officeooo:rsid="001bd645" style:font-weight-asian="normal" style:font-weight-complex="normal"/>
    </style:style>
    <style:style style:name="T23" style:family="text">
      <style:text-properties fo:font-weight="normal" officeooo:rsid="001c9eba" style:font-weight-asian="normal" style:font-weight-complex="normal"/>
    </style:style>
    <style:style style:name="T24" style:family="text">
      <style:text-properties fo:font-weight="normal" officeooo:rsid="001dea45" style:font-weight-asian="normal" style:font-weight-complex="normal"/>
    </style:style>
    <style:style style:name="T25" style:family="text">
      <style:text-properties fo:font-weight="normal" officeooo:rsid="001ef3e9" style:font-weight-asian="normal" style:font-weight-complex="normal"/>
    </style:style>
    <style:style style:name="T26" style:family="text">
      <style:text-properties fo:font-weight="normal" officeooo:rsid="0020c09e" style:font-weight-asian="normal" style:font-weight-complex="normal"/>
    </style:style>
    <style:style style:name="T27" style:family="text">
      <style:text-properties fo:font-weight="normal" officeooo:rsid="00215d28" style:font-weight-asian="normal" style:font-weight-complex="normal"/>
    </style:style>
    <style:style style:name="T28" style:family="text">
      <style:text-properties fo:font-weight="normal" officeooo:rsid="00220d52" style:font-weight-asian="normal" style:font-weight-complex="normal"/>
    </style:style>
    <style:style style:name="T29" style:family="text">
      <style:text-properties fo:font-weight="normal" officeooo:rsid="0023bcb3" style:font-weight-asian="normal" style:font-weight-complex="normal"/>
    </style:style>
    <style:style style:name="T30" style:family="text">
      <style:text-properties fo:font-weight="normal" officeooo:rsid="0024dee6" style:font-weight-asian="normal" style:font-weight-complex="normal"/>
    </style:style>
    <style:style style:name="T31" style:family="text">
      <style:text-properties fo:font-weight="normal" officeooo:rsid="002c70a9" style:font-weight-asian="normal" style:font-weight-complex="normal"/>
    </style:style>
    <style:style style:name="T32" style:family="text">
      <style:text-properties fo:font-weight="normal" officeooo:rsid="002fca61" style:font-weight-asian="normal" style:font-weight-complex="normal"/>
    </style:style>
    <style:style style:name="T33" style:family="text">
      <style:text-properties fo:font-weight="normal" officeooo:rsid="001ef3e9" fo:background-color="transparent" loext:char-shading-value="0" style:font-weight-asian="normal" style:font-weight-complex="normal"/>
    </style:style>
    <style:style style:name="T34" style:family="text">
      <style:text-properties fo:font-weight="normal" officeooo:rsid="002902ad" fo:background-color="transparent" loext:char-shading-value="0" style:font-weight-asian="normal" style:font-weight-complex="normal"/>
    </style:style>
    <style:style style:name="T35" style:family="text">
      <style:text-properties fo:font-weight="normal" officeooo:rsid="00215d28" fo:background-color="transparent" loext:char-shading-value="0" style:font-weight-asian="normal" style:font-weight-complex="normal"/>
    </style:style>
    <style:style style:name="T36" style:family="text">
      <style:text-properties fo:font-weight="normal" officeooo:rsid="0024dee6" fo:background-color="transparent" loext:char-shading-value="0" style:font-weight-asian="normal" style:font-weight-complex="normal"/>
    </style:style>
    <style:style style:name="T37" style:family="text">
      <style:text-properties officeooo:rsid="0009edea" fo:background-color="transparent" loext:char-shading-value="0"/>
    </style:style>
    <style:style style:name="T38" style:family="text">
      <style:text-properties officeooo:rsid="0029398d" fo:background-color="transparent" loext:char-shading-value="0"/>
    </style:style>
    <style:style style:name="T39" style:family="text">
      <style:text-properties officeooo:rsid="0011265c" fo:background-color="transparent" loext:char-shading-value="0"/>
    </style:style>
    <style:style style:name="T40" style:family="text">
      <style:text-properties officeooo:rsid="0015f754" fo:background-color="transparent" loext:char-shading-value="0"/>
    </style:style>
    <style:style style:name="T41" style:family="text">
      <style:text-properties officeooo:rsid="001930dd" fo:background-color="transparent" loext:char-shading-value="0"/>
    </style:style>
    <style:style style:name="T42" style:family="text">
      <style:text-properties officeooo:rsid="001465ed" fo:background-color="transparent" loext:char-shading-value="0"/>
    </style:style>
    <style:style style:name="T43" style:family="text">
      <style:text-properties officeooo:rsid="0086b1d9" fo:background-color="transparent" loext:char-shading-value="0"/>
    </style:style>
    <style:style style:name="T44" style:family="text">
      <style:text-properties officeooo:rsid="0087fff2" fo:background-color="transparent" loext:char-shading-value="0"/>
    </style:style>
    <style:style style:name="T45" style:family="text">
      <style:text-properties officeooo:rsid="0089a184" fo:background-color="transparent" loext:char-shading-value="0"/>
    </style:style>
    <style:style style:name="T46" style:family="text">
      <style:text-properties officeooo:rsid="008a7c5e" fo:background-color="transparent" loext:char-shading-value="0"/>
    </style:style>
    <style:style style:name="T47" style:family="text">
      <style:text-properties officeooo:rsid="003267eb"/>
    </style:style>
    <style:style style:name="T48" style:family="text">
      <style:text-properties officeooo:rsid="00350f05"/>
    </style:style>
    <style:style style:name="T49" style:family="text">
      <style:text-properties officeooo:rsid="0035b6e8"/>
    </style:style>
    <style:style style:name="T50" style:family="text">
      <style:text-properties officeooo:rsid="00386d91"/>
    </style:style>
    <style:style style:name="T51" style:family="text">
      <style:text-properties officeooo:rsid="00398950"/>
    </style:style>
    <style:style style:name="T52" style:family="text">
      <style:text-properties officeooo:rsid="003abf4b"/>
    </style:style>
    <style:style style:name="T53" style:family="text">
      <style:text-properties officeooo:rsid="003e58eb"/>
    </style:style>
    <style:style style:name="T54" style:family="text">
      <style:text-properties officeooo:rsid="003eb0f4"/>
    </style:style>
    <style:style style:name="T55" style:family="text">
      <style:text-properties officeooo:rsid="003f7a08"/>
    </style:style>
    <style:style style:name="T56" style:family="text">
      <style:text-properties officeooo:rsid="0040e13d"/>
    </style:style>
    <style:style style:name="T57" style:family="text">
      <style:text-properties officeooo:rsid="00427837"/>
    </style:style>
    <style:style style:name="T58" style:family="text">
      <style:text-properties officeooo:rsid="0044ad6a"/>
    </style:style>
    <style:style style:name="T59" style:family="text">
      <style:text-properties officeooo:rsid="0044b817"/>
    </style:style>
    <style:style style:name="T60" style:family="text">
      <style:text-properties officeooo:rsid="00464482"/>
    </style:style>
    <style:style style:name="T61" style:family="text">
      <style:text-properties officeooo:rsid="004d17fa"/>
    </style:style>
    <style:style style:name="T62" style:family="text">
      <style:text-properties officeooo:rsid="004e9807"/>
    </style:style>
    <style:style style:name="T63" style:family="text">
      <style:text-properties officeooo:rsid="004feb29"/>
    </style:style>
    <style:style style:name="T64" style:family="text">
      <style:text-properties officeooo:rsid="004ff457"/>
    </style:style>
    <style:style style:name="T65" style:family="text">
      <style:text-properties officeooo:rsid="0050f872"/>
    </style:style>
    <style:style style:name="T66" style:family="text">
      <style:text-properties officeooo:rsid="0051b608"/>
    </style:style>
    <style:style style:name="T67" style:family="text">
      <style:text-properties officeooo:rsid="005350e6"/>
    </style:style>
    <style:style style:name="T68" style:family="text">
      <style:text-properties officeooo:rsid="00553462"/>
    </style:style>
    <style:style style:name="T69" style:family="text">
      <style:text-properties officeooo:rsid="00569017"/>
    </style:style>
    <style:style style:name="T70" style:family="text">
      <style:text-properties officeooo:rsid="0057a20e"/>
    </style:style>
    <style:style style:name="T71" style:family="text">
      <style:text-properties officeooo:rsid="00582c3d"/>
    </style:style>
    <style:style style:name="T72" style:family="text">
      <style:text-properties officeooo:rsid="005a0607"/>
    </style:style>
    <style:style style:name="T73" style:family="text">
      <style:text-properties officeooo:rsid="005b575a"/>
    </style:style>
    <style:style style:name="T74" style:family="text">
      <style:text-properties officeooo:rsid="005c8c31"/>
    </style:style>
    <style:style style:name="T75" style:family="text">
      <style:text-properties officeooo:rsid="005e38b5"/>
    </style:style>
    <style:style style:name="T76" style:family="text">
      <style:text-properties officeooo:rsid="005f5d3f"/>
    </style:style>
    <style:style style:name="T77" style:family="text">
      <style:text-properties officeooo:rsid="005f9bfc"/>
    </style:style>
    <style:style style:name="T78" style:family="text">
      <style:text-properties officeooo:rsid="0061267b"/>
    </style:style>
    <style:style style:name="T79" style:family="text">
      <style:text-properties officeooo:rsid="00623bdf"/>
    </style:style>
    <style:style style:name="T80" style:family="text">
      <style:text-properties officeooo:rsid="00648934"/>
    </style:style>
    <style:style style:name="T81" style:family="text">
      <style:text-properties officeooo:rsid="0066c309"/>
    </style:style>
    <style:style style:name="T82" style:family="text">
      <style:text-properties officeooo:rsid="00688cb7"/>
    </style:style>
    <style:style style:name="T83" style:family="text">
      <style:text-properties officeooo:rsid="006a5412"/>
    </style:style>
    <style:style style:name="T84" style:family="text">
      <style:text-properties officeooo:rsid="006bbce3"/>
    </style:style>
    <style:style style:name="T85" style:family="text">
      <style:text-properties officeooo:rsid="006c0df3"/>
    </style:style>
    <style:style style:name="T86" style:family="text">
      <style:text-properties officeooo:rsid="00705c62"/>
    </style:style>
    <style:style style:name="T87" style:family="text">
      <style:text-properties officeooo:rsid="0071780e"/>
    </style:style>
    <style:style style:name="T88" style:family="text">
      <style:text-properties officeooo:rsid="00729674"/>
    </style:style>
    <style:style style:name="T89" style:family="text">
      <style:text-properties officeooo:rsid="0073dd2a"/>
    </style:style>
    <style:style style:name="T90" style:family="text">
      <style:text-properties officeooo:rsid="00759156"/>
    </style:style>
    <style:style style:name="T91" style:family="text">
      <style:text-properties officeooo:rsid="00780e08"/>
    </style:style>
    <style:style style:name="T92" style:family="text">
      <style:text-properties officeooo:rsid="00788f6e"/>
    </style:style>
    <style:style style:name="T93" style:family="text">
      <style:text-properties officeooo:rsid="00799947"/>
    </style:style>
    <style:style style:name="T94" style:family="text">
      <style:text-properties officeooo:rsid="007ae0c8"/>
    </style:style>
    <style:style style:name="T95" style:family="text">
      <style:text-properties officeooo:rsid="007c3baa"/>
    </style:style>
    <style:style style:name="T96" style:family="text">
      <style:text-properties officeooo:rsid="007e0fce"/>
    </style:style>
    <style:style style:name="T97" style:family="text">
      <style:text-properties officeooo:rsid="007fd05b"/>
    </style:style>
    <style:style style:name="T98" style:family="text">
      <style:text-properties officeooo:rsid="00803a8f"/>
    </style:style>
    <style:style style:name="T99" style:family="text">
      <style:text-properties officeooo:rsid="00807f5b"/>
    </style:style>
    <style:style style:name="T100" style:family="text">
      <style:text-properties officeooo:rsid="0084e20f"/>
    </style:style>
    <style:style style:name="T101" style:family="text">
      <style:text-properties officeooo:rsid="008520b5"/>
    </style:style>
    <style:style style:name="T102" style:family="text">
      <style:text-properties officeooo:rsid="0086b194"/>
    </style:style>
    <style:style style:name="T103" style:family="text">
      <style:text-properties officeooo:rsid="0086b1d9"/>
    </style:style>
    <style:style style:name="T104" style:family="text">
      <style:text-properties officeooo:rsid="001465ed"/>
    </style:style>
    <style:style style:name="T105" style:family="text">
      <style:text-properties officeooo:rsid="008c5f00"/>
    </style:style>
    <style:style style:name="T106" style:family="text">
      <style:text-properties officeooo:rsid="009236e5"/>
    </style:style>
    <style:style style:name="T107" style:family="text">
      <style:text-properties fo:font-weight="bold" officeooo:rsid="000d82c0" style:font-weight-asian="bold" style:font-weight-complex="bold"/>
    </style:style>
    <style:style style:name="T108" style:family="text">
      <style:text-properties fo:font-weight="bold" officeooo:rsid="00126b9b"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lity 2.0</text:p>
      <text:p text:style-name="P13"/>
      <text:p text:style-name="P13"/>
      <text:p text:style-name="P2">“Besides, interesting things happen along borders—transitions—not in the middle where everything is the same.”</text:p>
      <text:p text:style-name="P15">- Neal Stephenson, Snow Crash</text:p>
      <text:p text:style-name="P13"/>
      <text:p text:style-name="P13"/>
      <text:p text:style-name="P5">Hidden Places</text:p>
      <text:p text:style-name="P14"/>
      <text:p text:style-name="P31"><text:span text:style-name="T22">“Clara, </text:span><text:span text:style-name="T23">please tell me why I am standing in an abandoned apartment complex in the middle of Karachi?” asked Noor </text:span><text:span text:style-name="T25">into her phone</text:span><text:span text:style-name="T23">.</text:span><text:span text:style-name="T22"> “</text:span><text:span text:style-name="T23">W</text:span><text:span text:style-name="T22">hat am I doing </text:span><text:span text:style-name="T23">here? Where are the medical supplies you promised? </text:span><text:span text:style-name="T24">This apartment is empty.</text:span><text:span text:style-name="T23">”</text:span></text:p>
      <text:p text:style-name="P16"/>
      <text:p text:style-name="P31"><text:span text:style-name="T23">“</text:span><text:span text:style-name="T25">Oh ye of little faith,” replied Clara knowing full Noor’s deep Sufi roots. Noor winced. “Open up your camera app,” added Clara “and point it at the front door.”</text:span></text:p>
      <text:p text:style-name="P17"/>
      <text:p text:style-name="P32"><text:span text:style-name="T25">Noor brought the phone down, opened the camera app, and pointed it at the open front door of the apartment she had recently come through. T</text:span><text:span text:style-name="T33">he door she had opened was still there but in the door frame </text:span><text:span text:style-name="T34">was</text:span><text:span text:style-name="T33"> another door.</text:span><text:span text:style-name="T25"> This door had a standard door knob </text:span><text:span text:style-name="T26">but where a paint job should be was a swirling blue vortex with bright white light billowing out the center. </text:span><text:span text:style-name="T27">She looked past the phone at the door frame. Empty. She looked back through the phone again. Crazy blue door. Noor brought the phone back up to her ear. “</text:span><text:span text:style-name="T35">What am I look</text:span><text:span text:style-name="T34">ing </text:span><text:span text:style-name="T35">at here?</text:span><text:span text:style-name="T27">”</text:span></text:p>
      <text:p text:style-name="P18"/>
      <text:p text:style-name="P18">“C’mon! The wormhole! From DS9!” replied Clara.</text:p>
      <text:p text:style-name="P18"/>
      <text:p text:style-name="P18">“You are such a trekkie.” she sighed. “I mean the door, Clara! Why and how is there a second door in that frame and where are my supplies?”</text:p>
      <text:p text:style-name="P18"/>
      <text:p text:style-name="P32"><text:span text:style-name="T27">“Just a sec. Put me on speaker. And keep watching the door.” Noor complied. </text:span><text:span text:style-name="T28">“Now open </text:span><text:span text:style-name="T29">the door.</text:span><text:span text:style-name="T28">” </text:span><text:span text:style-name="T29">Noor paused a moment, confused. “C’mon open the door! This stuff is heavy!” The sound of three swift kicks at the door came through the phone.</text:span></text:p>
      <text:p text:style-name="P19"/>
      <text:p text:style-name="P20">Noor looked back and forth between the empty door frame and the door in the phone a few times, then pointed the phone at the doorknob and reached out with her left hand. She saw her hand enter the view of the phone moving toward the doorknob then felt something solid. She turned, pulled, and looked up. Empty door frame.</text:p>
      <text:p text:style-name="P20"/>
      <text:p text:style-name="P33"><text:span text:style-name="T29">Back on the phone Clara stumbled through the now open door carrying several heavy looking bags with a few more hung over her shoulders. “What took so long?” she grunted and dropped all the bags just inside the door. </text:span><text:span text:style-name="T30">She let out a relaxing huff as she swept her half shaven head’s blue hair from her face. She turned, shut the door, turned back placing her hands on the hips of her surplus army pants, and gave Noor a smug look. Through the phone of course. A moment later Clara </text:span><text:span text:style-name="T36">threw up her </text:span><text:span text:style-name="T34">hands</text:span><text:span text:style-name="T36"> shouting “Ta da!” Noor simply stood stunned and confused.</text:span></text:p>
      <text:p text:style-name="P21"/>
      <text:p text:style-name="P34"><text:span text:style-name="T30">Clara’s face turned more serious. Thrusting her chin out slightly she said “Right, ok. Come here” and walked straight at the camera. Her hand reached as if trying to grab the camera from the inside. There was a sudden “Crack!” sound like a large electrical discharge and the smell of ozone. In an instant the </text:span><text:soft-page-break/><text:span text:style-name="T30">phone showed a swirly blue door but no Clara and reality showed Clara and no swirly blue door. “Neat trick, huh?” said Clara.</text:span></text:p>
      <text:p text:style-name="P22"/>
      <text:p text:style-name="P35"><text:span text:style-name="T30">“I</text:span><text:span text:style-name="T21">mpressive. But, ah…” Noor trailed off and tapped the side of her head with a finger. “</text:span><text:span text:style-name="T31">Hair.”</text:span></text:p>
      <text:p text:style-name="P24"/>
      <text:p text:style-name="P25">Pulling out her own phone Clara took at her reflection in the glass surface. Her famously electric blue hair was now a eye straining electric pink. “Well that’s new” she said. “Still working out the kinks. For the most part that usually isn’t vulgar but what can I say I was looking to make an impression.”</text:p>
      <text:p text:style-name="P25"/>
      <text:p text:style-name="P36"><text:span text:style-name="T31">“</text:span><text:span text:style-name="T32">You succeeded! Where on Earth did you just come from?”</text:span></text:p>
      <text:p text:style-name="P26"/>
      <text:p text:style-name="P26">“You remember the chantry on Baltimore. Same chantry, new Baltimore. Well sort of. Digital Baltimore. Baltimore 2.0.”</text:p>
      <text:p text:style-name="P23"/>
      <text:p text:style-name="P23"/>
      <text:p text:style-name="P58">What’s Real Anyway?</text:p>
      <text:p text:style-name="P1"/>
      <text:p text:style-name="P11"><text:span text:style-name="T1">The electronic world encroaches daily. </text:span><text:span text:style-name="T2">The majority of the world now has Internet access. Most of those users access it via mobile device. </text:span><text:span text:style-name="T3">The realms of the Digital and the Real join along millions of points as </text:span><text:span text:style-name="T91">d</text:span><text:span text:style-name="T3">evices </text:span><text:span text:style-name="T91">(and Devices)</text:span><text:span text:style-name="T3"> bring flesh closer to data. Text has supplanted voice turning phones into glorified keyboards and people into input sources. Social media bombards us, demanding we pay attention to The Latest.</text:span></text:p>
      <text:p text:style-name="P11"/>
      <text:p text:style-name="P12"><text:span text:style-name="T37">For the Digital Web this </text:span><text:span text:style-name="T38">is </text:span><text:span text:style-name="T37">a boom time. T</text:span><text:span text:style-name="T4">he Web expands faster than it ever has </text:span><text:span text:style-name="T92">b</text:span><text:span text:style-name="T4">ut all is not </text:span><text:span text:style-name="T5">RGB</text:span><text:span text:style-name="T4"> ra</text:span><text:span text:style-name="T5">i</text:span><text:span text:style-name="T4">nbows and </text:span><text:span text:style-name="T93">4K</text:span><text:span text:style-name="T5"> </text:span><text:span text:style-name="T4">sunshine for the technomancers of the world. Changes in Internet usage among Sleepers </text:span><text:span text:style-name="T5">are </text:span><text:span text:style-name="T94">beginning</text:span><text:span text:style-name="T5"> to reflect into the Net. </text:span><text:span text:style-name="T6">Sleepers are taming the wild Internet. </text:span><text:span text:style-name="T5">Social media giants have replaced a thousand web sites and blogs and massive online outlets </text:span><text:span text:style-name="T6">have</text:span><text:span text:style-name="T5"> replaced all the Mom and Pop’s Internet Shops. </text:span><text:span text:style-name="T6"><text:s/>This is why we can’t have nice things.</text:span></text:p>
      <text:p text:style-name="P12"/>
      <text:p text:style-name="P55"><text:span text:style-name="T6">In some places the Web</text:span><text:span text:style-name="T5"> </text:span><text:span text:style-name="T95">is </text:span><text:span text:style-name="T5">o</text:span><text:span text:style-name="T4">ssif</text:span><text:span text:style-name="T95">ying,</text:span><text:span text:style-name="T5"> making Virgin Web harder to pattern </text:span><text:span text:style-name="T95">into any format not in agreement with its connected sectors.</text:span><text:span text:style-name="T5"> </text:span><text:span text:style-name="T95">D</text:span><text:span text:style-name="T6">igital reality </text:span><text:span text:style-name="T95">there is </text:span><text:span text:style-name="T6">more like static reality </text:span><text:span text:style-name="T7">where</text:span><text:span text:style-name="T6"> Paradox bit</text:span><text:span text:style-name="T7">es</text:span><text:span text:style-name="T6"> harder. In other places basic truths of reality, digital or otherwise, are breaking down and the Web refuses to hold its shape or even maintain a functioning baseline </text:span><text:span text:style-name="T96">reality</text:span><text:span text:style-name="T6">. </text:span><text:span text:style-name="T5">But just along the </text:span><text:span text:style-name="T6">outside</text:span><text:span text:style-name="T5"> </text:span><text:span text:style-name="T6">of the Digital Web, and just out of sight in Meatspace, a new frontier is forming. A new Wild West for those of us who know how to find it. </text:span><text:span text:style-name="T105">A new kind of sector in the Digital Web called a Bound sector. And outside the Bound sectors? What t</text:span><text:span text:style-name="T6">he Virtual Adepts </text:span><text:span text:style-name="T105">call</text:span><text:span text:style-name="T97"> The Overlay </text:span><text:span text:style-name="T105">or</text:span><text:span text:style-name="T6"> Reality 2.0.</text:span></text:p>
      <text:p text:style-name="P10"/>
      <text:p text:style-name="P10"/>
      <text:p text:style-name="P57"><text:span text:style-name="T107">Augmented Reality </text:span><text:span text:style-name="T108">(AR)</text:span></text:p>
      <text:p text:style-name="P60"/>
      <text:p text:style-name="P60">“Do you believe that my being stronger or faster has anything to do with my muscles in this place? Do you think that's air you're breathing now?”</text:p>
      <text:p text:style-name="P27">- <text:span text:style-name="T106">Morpheus, The Matrix</text:span></text:p>
      <text:p text:style-name="P27"/>
      <text:p text:style-name="P28"><text:span text:style-name="T8">This up and coming Sleeper technology </text:span><text:span text:style-name="T98">will</text:span><text:span text:style-name="T8"> change </text:span><text:span text:style-name="T9">the way Sleepers, and the Awakened, interact with our world. </text:span><text:span text:style-name="T11">In short </text:span><text:span text:style-name="T99">a</text:span><text:span text:style-name="T11">ugmented </text:span><text:span text:style-name="T99">r</text:span><text:span text:style-name="T11">eality means using a device to overlay the real world with some form of data. For example you might wear a headset with glass covering your eyes onto which data is projected about whatever you are looking at. A Sleeper version of the Data Crawl. Some smart phone games map your local GPS coordinates into the game world and when you point the screen at an empty space </text:span><text:span text:style-name="T100">in the real world </text:span><text:span text:style-name="T11">you might see a building or statue </text:span><text:span text:style-name="T100">in the digital reality of the </text:span><text:span text:style-name="T101">device</text:span><text:span text:style-name="T11">. </text:span><text:span text:style-name="T10">If you have a smart phone </text:span><text:span text:style-name="T11">then </text:span><text:span text:style-name="T10">you may</text:span><text:span text:style-name="T39"> have seen it </text:span><text:span text:style-name="T38">in </text:span><text:span text:style-name="T39">action already </text:span><text:span text:style-name="T10">if capturing rover monsters in tiny balls or watching </text:span><text:span text:style-name="T102">ghosts</text:span><text:span text:style-name="T10"> crawl out of televisions </text:span><text:span text:style-name="T39">is you</text:span><text:span text:style-name="T38">r</text:span><text:span text:style-name="T39"> thing.</text:span></text:p>
      <text:p text:style-name="P28"/>
      <text:p text:style-name="P54"><text:span text:style-name="T104">For those in the known among the Awakened AR is so much </text:span><text:span text:style-name="T103">bigger</text:span><text:span text:style-name="T104"> but more on that later. T</text:span><text:span text:style-name="T42">he import</text:span><text:span text:style-name="T38">ant </text:span><text:span text:style-name="T42">thing to know is that AR is just the beginning. How about an analogy? </text:span><text:span text:style-name="T43">If the </text:span><text:span text:style-name="T46">Sleeper’s </text:span><text:span text:style-name="T43">Internet is just the </text:span><text:span text:style-name="T44">shallow </text:span><text:span text:style-name="T43">surface of the many sectors of the Digital Web then </text:span><text:span text:style-name="T46">Sleeper </text:span><text:span text:style-name="T45">augmented reality one of many </text:span><text:span text:style-name="T46">AR world to the knowledgeable Mage.</text:span></text:p>
      <text:p text:style-name="P64"/>
      <text:p text:style-name="P54"><text:span text:style-name="T42"><text:s/>If the </text:span><text:span text:style-name="T104">Internet is a poor reflection of the Digital Web then AR is a poor reflection of Reality 2.0.</text:span></text:p>
      <text:p text:style-name="P29"/>
      <text:p text:style-name="P29"/>
      <text:p text:style-name="P29"/>
      <text:p text:style-name="P29"/>
      <text:p text:style-name="P29"/>
      <text:p text:style-name="P4">There’s More There There</text:p>
      <text:p text:style-name="P30"><text:span text:style-name="T40">Turns out, friends, that when you look t</text:span><text:span text:style-name="T12">hrough your glasses, phone, tablet, trinary deck, or what have you you aren’t just looking at an image of the real world with a bit of </text:span><text:span text:style-name="T47">data </text:span><text:span text:style-name="T12">splatted on top of it on your device’s screen. You are in fact looking into another world. Of a sort anyway. It is unclear if augmente</text:span><text:span text:style-name="T13">d</text:span><text:span text:style-name="T12"> reality is a Technocratic invention released </text:span><text:span text:style-name="T14">to</text:span><text:span text:style-name="T12"> </text:span><text:span text:style-name="T14">the</text:span><text:span text:style-name="T12"> masses or a Sleeper invention the Technocrats let pass. </text:span><text:span text:style-name="T15">B</text:span><text:span text:style-name="T12">ut I’m </text:span><text:span text:style-name="T15">certain if the mirror shades had known what was really going on they would have shut it down immediately. Or maybe reality has simply shifted out from underneath them? Hard to say. Reality is a slippery fish. But I digress.</text:span></text:p>
      <text:p text:style-name="P30"/>
      <text:p text:style-name="P37"><text:span text:style-name="T16">The discovery of these other worlds is new so no one can tell you for certain what is going on. No one knows yet. Reality may still be in motion. </text:span><text:span text:style-name="T17">At this point we only know two things for certain. First, these worlds </text:span><text:span text:style-name="T41">are all digital, </text:span><text:span text:style-name="T38">much</text:span><text:span text:style-name="T41"> like the Digital Web. A</text:span><text:span text:style-name="T17">nd second,</text:span><text:span text:style-name="T16"> </text:span><text:span text:style-name="T17">i</text:span><text:span text:style-name="T16">t appears the worlds of AR are in a permanent state of flux. </text:span><text:span text:style-name="T17">Your device may be read only or you might be able to make changes to the world on the other side. Those changes may or may not stick around. Hell the </text:span><text:span text:style-name="T18">world</text:span><text:span text:style-name="T17"> may or may not stick around. </text:span><text:span text:style-name="T20">There is an odd observer effect taking place where a world may reset or drift off to be replaced by a copy but only when no one is looking.</text:span></text:p>
      <text:p text:style-name="P37"/>
      <text:p text:style-name="P39"><text:span text:style-name="T48">There is much more to be said about these AR worlds but they are just the fancy wrapping on the real new discovery. A discovery the Virtual Adepts are canning Reality 2.0 or sometimes must V2. </text:span><text:span text:style-name="T49">H</text:span><text:span text:style-name="T48">ow many AR apps do you have on your devices? </text:span><text:span text:style-name="T49">A chat program where you can turn people’s faces into cartoon puppies?</text:span><text:span text:style-name="T48"> </text:span><text:span text:style-name="T49">One for getting directions in the city? Maybe a game for turning an empty tabletop into a game of chess? You point your camera at the world and it creates an Overlay showing you something on top of the that world but each app is showing you a different Overlay on top of that same </text:span><text:soft-page-break/><text:span text:style-name="T49">world. The Sleepers think they’re projecting onto the really real world but the VAs have discovered there is more to it. Just behind the real world there is another real world. A digital, version 2.0 of the Mudball.</text:span></text:p>
      <text:p text:style-name="P39"/>
      <text:p text:style-name="P39"/>
      <text:p text:style-name="P39"/>
      <text:p text:style-name="P7">What is Reality 2.0?</text:p>
      <text:p text:style-name="P39"/>
      <text:p text:style-name="P41"><text:span text:style-name="T55">We’ve only discovered Reality 2.0 in the last few years. </text:span><text:span text:style-name="T54">Th</text:span><text:span text:style-name="T61">e</text:span><text:span text:style-name="T54"> Mages in on the secret do not yet agree on what it is </text:span><text:span text:style-name="T55">but we have a guess. </text:span><text:span text:style-name="T58">For the average Sleeper the distance between the world of the real and </text:span><text:span text:style-name="T62">the world of the </text:span><text:span text:style-name="T58">digital is becoming thinner. </text:span><text:span text:style-name="T59">The latest message from a celebrity received on their phone is more real to many people than the facts in front of their face. </text:span><text:span text:style-name="T63">We believe</text:span><text:span text:style-name="T59"> the Consensus if shifting to accommodate this new reality. </text:span><text:span text:style-name="T60">T</text:span><text:span text:style-name="T59">his </text:span><text:span text:style-name="T60">digital</text:span><text:span text:style-name="T59"> divide between the two worlds has become so thin it is more like a membrane than a barrier </text:span><text:span text:style-name="T60">in many places</text:span><text:span text:style-name="T59">.</text:span></text:p>
      <text:p text:style-name="P41"/>
      <text:p text:style-name="P42"><text:span text:style-name="T64">Reality 2.0 is a kind of mirror world to our own. It has most of the same basic rules. The sun, if we can call it that, comes up every day. There’s air to breathe and water to drink. </text:span><text:span text:style-name="T67">When you get there you will still be flesh and blood.</text:span><text:span text:style-name="T64"> </text:span><text:span text:style-name="T67">If y</text:span><text:span text:style-name="T65">ou cut me I’</text:span><text:span text:style-name="T67">ll</text:span><text:span text:style-name="T65"> bleed and if you jump off a building you’</text:span><text:span text:style-name="T66">ll </text:span><text:span text:style-name="T67">still</text:span><text:span text:style-name="T66"> deface the pavement</text:span><text:span text:style-name="T65">.</text:span><text:span text:style-name="T67"> </text:span><text:span text:style-name="T68">There are people walking around everywhere carrying on the same daily lives they have on the real world but there are fewer of them in less technologically advanced places. For the most part they’ll ignore you </text:span><text:span text:style-name="T69">unless you really get their attention. </text:span><text:span text:style-name="T70">V2 maintains a form on connection to the real world we’ve not even begun to understand. Real world actions almost always reflect into V2 immediately. Many changes in V2 appear in the real world too but often in a different way and not always how you might expect. For example, if you were to kill a Sleeper in V2 most likely they’ll only have a really bad headache for a few days in the real world and eventually they’ll reappear in V2 like nothing happened. But I recently setup a workbench on a table inside my favorite pizza shop in V2 and back in reality that table is never filled even during peak hours. </text:span><text:span text:style-name="T72">My cabal speculates this is due to my tools coming across with me from reality but who knows.</text:span></text:p>
      <text:p text:style-name="P42"/>
      <text:p text:style-name="P44"><text:span text:style-name="T70">V2 is also a </text:span><text:span text:style-name="T71">bit more malleable than reality. </text:span><text:span text:style-name="T73">Most magic works the same but with a few effects similar to the Digital Web. </text:span><text:span text:style-name="T74">Since these mirror world Sleepers don’t take much notice of us most</text:span><text:span text:style-name="T73"> magic is coincidental except in the most extreme circumstances. Spirit </text:span><text:span text:style-name="T74">m</text:span><text:span text:style-name="T73">agic </text:span><text:span text:style-name="T74">however</text:span><text:span text:style-name="T73"> is always vulgar. </text:span><text:span text:style-name="T74">Summoned spirits of the real world are usually confused a bit about where they are on first arrival. When you first arrive in Reality 2.0 you body will be as it was in the real world regardless of how you get there so Life magic works in this digital clone.</text:span></text:p>
      <text:p text:style-name="P44"/>
      <text:p text:style-name="P45"><text:span text:style-name="T76">It is important to know that unlike the Digital Web Reality 2.0 doesn’t just continue on forever, or not int the same way. There is a one to one map from the real world to V2. </text:span><text:span text:style-name="T75">The biggest difference from the is what I’ve started calling Extrusions. Image the real world is a sphere and Reality 2.0 is a </text:span><text:span text:style-name="T76">bubble</text:span><text:span text:style-name="T75"> sitting </text:span><text:span text:style-name="T76">encompassing it</text:span><text:span text:style-name="T75">. </text:span><text:span text:style-name="T76">The bubble is soft and can be molded with the right application of magic. I start by extruding </text:span><text:span text:style-name="T77">the material</text:span><text:span text:style-name="T76"> a bit outward </text:span><text:span text:style-name="T77">forming a little sac. The material stretches as I work. So if I’m careful to leave all but the tiniest, almost invisible, break in the original wall of the bubble then from inside the bubble you would never notice the little sac I’ve just created. But if you know how to get there and travel through the gap in the outside wall of the bubble you end up inside a tiny world all my own. Such Extrusions are similar to our chantries in the real world. </text:span><text:span text:style-name="T78">We get to decide what the local reality looks like.</text:span></text:p>
      <text:p text:style-name="P45"/>
      <text:p text:style-name="P46"><text:span text:style-name="T78">Now here’s where it really gets fun. I can continue to stretch the walls of little reality sac until it hits other parts of the reality bubble. Where the two touch I can break through creating another passageway </text:span><text:soft-page-break/><text:span text:style-name="T78">into my </text:span><text:span text:style-name="T79">Extrusion. It may feel real and act like the real world but V2 is still a digital world meaning I can also stretch my Extrusion until it hits the Digital Web. </text:span><text:span text:style-name="T81">I can also tether a door to one or many AR realms making</text:span></text:p>
      <text:p text:style-name="P44"/>
      <text:p text:style-name="P44"><text:span text:style-name="T75">We’ve only just started to scratch the surface of this new reality. </text:span><text:span text:style-name="T80">Who knows what else you might discover?</text:span></text:p>
      <text:p text:style-name="P44"/>
      <text:p text:style-name="P47"><text:span text:style-name="T80">But beware. The Technocracy </text:span><text:span text:style-name="T81">has</text:span><text:span text:style-name="T80"> got wind of our </text:span><text:span text:style-name="T81">little </text:span><text:span text:style-name="T80">discovery. The</text:span><text:span text:style-name="T81">y</text:span><text:span text:style-name="T80"> are doing exploring of their own and without paradox to slow them or us down the war for V2 is about to get hot.</text:span></text:p>
      <text:p text:style-name="P43"/>
      <text:p text:style-name="P43"/>
      <text:p text:style-name="P49">FOR ELSEWHERE: 3 (4?) dot Forces in V2 can convert a biological body into a digital one. But this ‘icon’ cannot change beyond what might be possible with Life effects. Such a digital body can be affected with Forces magic in the same way as a biological one can be with Life.</text:p>
      <text:p text:style-name="P40"/>
      <text:p text:style-name="P9">Inside AR Realms</text:p>
      <text:p text:style-name="P40"/>
      <text:p text:style-name="P48"><text:span text:style-name="T81">Each of the many AR realms you might pass through </text:span><text:span text:style-name="T82">on the way to Reality 2.0 is a world of its own with its own rules. The</text:span><text:span text:style-name="T83">s</text:span><text:span text:style-name="T82">e realms however can be dangerous and chaotic. </text:span><text:span text:style-name="T84">Some clearly map to known Sleeper AR apps. Side note: If you find yourself in a world with a bunch of cartoonish monsters </text:span><text:span text:style-name="T19">run (</text:span><text:span text:style-name="T84">unless you fancy having your face melted off by an adorable fire lizard or being electrocuted by a giant mouse). </text:span><text:span text:style-name="T85">A great many others are variations on those themes and may represent apps not yet released or ideas of the drawing board. Others are downright nuts. I’m not entirely certain some haven’t been constructed deliberately by the Zigg’raugglurr for some unknowable purpose.</text:span></text:p>
      <text:p text:style-name="P48"/>
      <text:p text:style-name="P50">You can travel between different AR realms by willing yourself to move in a given direction. Unfortunately direction has little meaning here. As you drift from one realm to the next you’ll see things change slightly as each realm is subtly different. You will move in one direction and try to see if you move closer or further from where you think you want to go. Yes this is a pain but it has two notable upsides. One, if you can fix an AR realm between realms which aren’t very similar (and perhaps aren’t very savory) you can hide it from prying eyes. And two, once you’ve visited a specific realm and you want to find it again just thinking about it will take you there in an instant.</text:p>
      <text:p text:style-name="P40"/>
      <text:p text:style-name="P40"/>
      <text:p text:style-name="P8">How Do I Get There?</text:p>
      <text:p text:style-name="P40"/>
      <text:p text:style-name="P40"><text:span text:style-name="T55">Compare it to the well known spiritual cosmology. </text:span><text:span text:style-name="T56">The Gauntlet separates this world from the rest of the Umbra. This is a bit like Augmented Reality and Reality 2.0 but not exactly the same. </text:span><text:span text:style-name="T57">There is only one Gauntlet and you must pass through it to reach the many worlds out there in the Umbra. This scheme is inverted for AR. There are many Augmented Realities and only one Reality 2.0. You must pass through one of the many ARs to reach V2. “All roads lead to Rome” if you will. </text:span></text:p>
      <text:p text:style-name="P39"/>
      <text:p text:style-name="P39"/>
      <text:p text:style-name="P6">What’s It Like In There?</text:p>
      <text:p text:style-name="P39"><text:span text:style-name="T52">In V2, those </text:span><text:span text:style-name="T53">AR</text:span><text:span text:style-name="T52"> Overlays aren’t inside a device they stand next to you.</text:span></text:p>
      <text:p text:style-name="P38"/>
      <text:p text:style-name="P38"/>
      <text:p text:style-name="P38"/>
      <text:p text:style-name="P38"><text:soft-page-break/><text:span text:style-name="T50">Where everything is the same but different. </text:span><text:span text:style-name="T51">Like parts of Umbra it reflects reality but has a strange relationship with reality. </text:span></text:p>
      <text:p text:style-name="P38"/>
      <text:p text:style-name="P38"/>
      <text:p text:style-name="P56">The Overlay</text:p>
      <text:p text:style-name="P51"/>
      <text:p text:style-name="P52"><text:span text:style-name="T88">Your </text:span><text:span text:style-name="T87">Sleeper </text:span><text:span text:style-name="T86">augmented reality application</text:span><text:span text:style-name="T88">s work by overlaying additional data on top of </text:span><text:span text:style-name="T89">a</text:span><text:span text:style-name="T88"> digital </text:span><text:span text:style-name="T89">representation of the real world</text:span><text:span text:style-name="T88">. </text:span><text:span text:style-name="T90">An alternate reality is created by when you network together a number of devices all running the same application. You Mage can enter each reality and jump between them.</text:span></text:p>
      <text:p text:style-name="P52"/>
      <text:p text:style-name="P53">The Overlay, with a capital O, is different.</text:p>
      <text:p text:style-name="P52"/>
      <text:p text:style-name="P52"/>
      <text:p text:style-name="P52"/>
      <text:p text:style-name="P52"/>
      <text:p text:style-name="P52"/>
      <text:p text:style-name="P52"/>
      <text:p text:style-name="P59">Table of Contents</text:p>
      <text:p text:style-name="P62">Prelude: Hidden Places</text:p>
      <text:p text:style-name="P61">Chapter 1: Data Structure of Reality</text:p>
      <text:p text:style-name="P61">Chapter 2: The Borderlands</text:p>
      <text:p text:style-name="P62">Interlude: Race Conditions</text:p>
      <text:p text:style-name="P61">Chapter 3: The Overlay</text:p>
      <text:p text:style-name="P61">Chapter 4: Tools of the Revolution</text:p>
      <text:p text:style-name="P63">Conclusion: Ble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09:42:24.140085037</meta:creation-date>
    <meta:generator>LibreOffice/6.4.6.2$Linux_X86_64 LibreOffice_project/40$Build-2</meta:generator>
    <dc:date>2021-02-14T15:54:34.100809640</dc:date>
    <meta:editing-duration>PT14H1M</meta:editing-duration>
    <meta:editing-cycles>121</meta:editing-cycles>
    <meta:document-statistic meta:table-count="0" meta:image-count="0" meta:object-count="0" meta:page-count="9" meta:paragraph-count="59" meta:word-count="2868" meta:character-count="15573" meta:non-whitespace-character-count="12762"/>
  </office:meta>
</office:document-meta>
</file>